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0mm" svg:y="80.42mm">
            <loext:p draw:notify-on-update-of-ranges="Arkusz1.A1:Arkusz1.A1 Arkusz1.A2:Arkusz1.A5 Arkusz1.B1:Arkusz1.B1 Arkusz1.B2:Arkusz1.B5 Arkusz1.C1:Arkusz1.C1 Arkusz1.C2:Arkusz1.C5 Arkusz1.D1:Arkusz1.D1 Arkusz1.D2:Arkusz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173.13mm">
            <loext:p draw:notify-on-update-of-ranges="Arkusz1.A7:Arkusz1.A7 Arkusz1.A8:Arkusz1.A11 Arkusz1.B7:Arkusz1.B7 Arkusz1.B8:Arkusz1.B11 Arkusz1.C7:Arkusz1.C7 Arkusz1.C8:Arkusz1.C11 Arkusz1.D7:Arkusz1.D7 Arkusz1.D8:Arkusz1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271.4mm">
            <loext:p draw:notify-on-update-of-ranges="Arkusz1.A13:Arkusz1.A13 Arkusz1.A14:Arkusz1.A17 Arkusz1.B13:Arkusz1.B13 Arkusz1.B14:Arkusz1.B17 Arkusz1.C13:Arkusz1.C13 Arkusz1.C14:Arkusz1.C17 Arkusz1.D13:Arkusz1.D13 Arkusz1.D14:Arkusz1.D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unkcja(min)</text:p>
          </table:table-cell>
          <table:table-cell office:value-type="string" calcext:value-type="string">
            <text:p>DataFrameThreads</text:p>
          </table:table-cell>
          <table:table-cell office:value-type="string" calcext:value-type="string">
            <text:p>DataFrameDB</text:p>
          </table:table-cell>
          <table:table-cell office:value-type="string" calcext:value-type="string">
            <text:p>DataFra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9220976" calcext:value-type="float">
            <text:p>289220976</text:p>
          </table:table-cell>
          <table:table-cell office:value-type="float" office:value="8833034" calcext:value-type="float">
            <text:p>8833034</text:p>
          </table:table-cell>
          <table:table-cell office:value-type="float" office:value="284455936" calcext:value-type="float">
            <text:p>28445593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96719840" calcext:value-type="float">
            <text:p>296719840</text:p>
          </table:table-cell>
          <table:table-cell office:value-type="float" office:value="8228418" calcext:value-type="float">
            <text:p>8228418</text:p>
          </table:table-cell>
          <table:table-cell office:value-type="float" office:value="286822227" calcext:value-type="float">
            <text:p>28682222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06625888" calcext:value-type="float">
            <text:p>406625888</text:p>
          </table:table-cell>
          <table:table-cell office:value-type="float" office:value="7478281" calcext:value-type="float">
            <text:p>7478281</text:p>
          </table:table-cell>
          <table:table-cell office:value-type="float" office:value="399873504" calcext:value-type="float">
            <text:p>39987350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732675580" calcext:value-type="float">
            <text:p>732675580</text:p>
          </table:table-cell>
          <table:table-cell office:value-type="float" office:value="7789236" calcext:value-type="float">
            <text:p>7789236</text:p>
          </table:table-cell>
          <table:table-cell office:value-type="float" office:value="730907290" calcext:value-type="float">
            <text:p>7309072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kcja(max)</text:p>
          </table:table-cell>
          <table:table-cell office:value-type="string" calcext:value-type="string">
            <text:p>DataFrameThreads</text:p>
          </table:table-cell>
          <table:table-cell office:value-type="string" calcext:value-type="string">
            <text:p>DataFrameDB</text:p>
          </table:table-cell>
          <table:table-cell office:value-type="string" calcext:value-type="string">
            <text:p>DataFra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94604096" calcext:value-type="float">
            <text:p>394604096</text:p>
          </table:table-cell>
          <table:table-cell office:value-type="float" office:value="4845100000" calcext:value-type="float">
            <text:p>4845100000</text:p>
          </table:table-cell>
          <table:table-cell office:value-type="float" office:value="458452064" calcext:value-type="float">
            <text:p>45845206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44009216" calcext:value-type="float">
            <text:p>344009216</text:p>
          </table:table-cell>
          <table:table-cell office:value-type="float" office:value="4926103000" calcext:value-type="float">
            <text:p>4926103000</text:p>
          </table:table-cell>
          <table:table-cell office:value-type="float" office:value="374616736" calcext:value-type="float">
            <text:p>37461673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64630656" calcext:value-type="float">
            <text:p>464630656</text:p>
          </table:table-cell>
          <table:table-cell office:value-type="float" office:value="4461699100" calcext:value-type="float">
            <text:p>4461699100</text:p>
          </table:table-cell>
          <table:table-cell office:value-type="float" office:value="503635328" calcext:value-type="float">
            <text:p>503635328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829179780" calcext:value-type="float">
            <text:p>829179780</text:p>
          </table:table-cell>
          <table:table-cell office:value-type="float" office:value="4549770200" calcext:value-type="float">
            <text:p>4549770200</text:p>
          </table:table-cell>
          <table:table-cell office:value-type="float" office:value="878035900" calcext:value-type="float">
            <text:p>8780359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kcja(mean)</text:p>
          </table:table-cell>
          <table:table-cell office:value-type="string" calcext:value-type="string">
            <text:p>DataFrameThreads</text:p>
          </table:table-cell>
          <table:table-cell office:value-type="string" calcext:value-type="string">
            <text:p>DataFrameDB</text:p>
          </table:table-cell>
          <table:table-cell office:value-type="string" calcext:value-type="string">
            <text:p>DataFra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32143528" calcext:value-type="float">
            <text:p>332143528</text:p>
          </table:table-cell>
          <table:table-cell office:value-type="float" office:value="107003850" calcext:value-type="float">
            <text:p>107003850</text:p>
          </table:table-cell>
          <table:table-cell office:value-type="float" office:value="331228163" calcext:value-type="float">
            <text:p>33122816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16664680" calcext:value-type="float">
            <text:p>316664680</text:p>
          </table:table-cell>
          <table:table-cell office:value-type="float" office:value="107601600" calcext:value-type="float">
            <text:p>107601600</text:p>
          </table:table-cell>
          <table:table-cell office:value-type="float" office:value="313548610" calcext:value-type="float">
            <text:p>31354861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430349498" calcext:value-type="float">
            <text:p>430349498</text:p>
          </table:table-cell>
          <table:table-cell office:value-type="float" office:value="97378012" calcext:value-type="float">
            <text:p>97378012</text:p>
          </table:table-cell>
          <table:table-cell office:value-type="float" office:value="424335483" calcext:value-type="float">
            <text:p>42433548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764127007" calcext:value-type="float">
            <text:p>764127007</text:p>
          </table:table-cell>
          <table:table-cell office:value-type="float" office:value="98918352" calcext:value-type="float">
            <text:p>98918352</text:p>
          </table:table-cell>
          <table:table-cell office:value-type="float" office:value="762428331" calcext:value-type="float">
            <text:p>7624283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2:05:24.479320641</meta:creation-date>
    <dc:date>2019-01-17T22:25:06.604289512</dc:date>
    <meta:editing-duration>PT9M5S</meta:editing-duration>
    <meta:editing-cycles>1</meta:editing-cycles>
    <meta:document-statistic meta:table-count="1" meta:cell-count="60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Minimum dla funkcji</text:p>
        </chart:title>
        <chart:legend chart:legend-position="end" svg:x="12.308cm" svg:y="3.703cm" style:legend-expansion="high" chart:style-name="ch3"/>
        <chart:plot-area chart:style-name="ch4" table:cell-range-address="Arkusz1.A1:Arkusz1.D5" chart:data-source-has-labels="both" svg:x="0.32cm" svg:y="1.275cm" svg:width="11.668cm" svg:height="7.545cm">
          <chartooo:coordinate-region svg:x="2.238cm" svg:y="1.475cm" svg:width="9.75cm" svg:height="6.698cm"/>
          <chart:axis chart:dimension="x" chart:name="primary-x" chart:style-name="ch5" chartooo:axis-type="auto">
            <chartooo:date-scale/>
            <chart:categories table:cell-range-address="Arkusz1.A2:Arkusz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2:Arkusz1.B5" chart:label-cell-address="Arkusz1.B1:Arkusz1.B1" chart:class="chart:bar">
            <chart:data-point chart:repeated="4"/>
          </chart:series>
          <chart:series chart:style-name="ch9" chart:values-cell-range-address="Arkusz1.C2:Arkusz1.C5" chart:label-cell-address="Arkusz1.C1:Arkusz1.C1" chart:class="chart:bar">
            <chart:data-point chart:repeated="4"/>
          </chart:series>
          <chart:series chart:style-name="ch10" chart:values-cell-range-address="Arkusz1.D2:Arkusz1.D5" chart:label-cell-address="Arkusz1.D1:Arkusz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FrameThreads</text:p>
                <draw:g>
                  <svg:desc>Arkusz1.B1:Arkusz1.B1</svg:desc>
                </draw:g>
              </table:table-cell>
              <table:table-cell office:value-type="string">
                <text:p>DataFrameDB</text:p>
                <draw:g>
                  <svg:desc>Arkusz1.C1:Arkusz1.C1</svg:desc>
                </draw:g>
              </table:table-cell>
              <table:table-cell office:value-type="string">
                <text:p>DataFrame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Arkusz1.A2:Arkusz1.A5</svg:desc>
                </draw:g>
              </table:table-cell>
              <table:table-cell office:value-type="float" office:value="289220976">
                <text:p>289220976</text:p>
                <draw:g>
                  <svg:desc>Arkusz1.B2:Arkusz1.B5</svg:desc>
                </draw:g>
              </table:table-cell>
              <table:table-cell office:value-type="float" office:value="8833034">
                <text:p>8833034</text:p>
                <draw:g>
                  <svg:desc>Arkusz1.C2:Arkusz1.C5</svg:desc>
                </draw:g>
              </table:table-cell>
              <table:table-cell office:value-type="float" office:value="284455936">
                <text:p>284455936</text:p>
                <draw:g>
                  <svg:desc>Arkusz1.D2:Arkusz1.D5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296719840">
                <text:p>296719840</text:p>
              </table:table-cell>
              <table:table-cell office:value-type="float" office:value="8228418">
                <text:p>8228418</text:p>
              </table:table-cell>
              <table:table-cell office:value-type="float" office:value="286822227">
                <text:p>286822227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406625888">
                <text:p>406625888</text:p>
              </table:table-cell>
              <table:table-cell office:value-type="float" office:value="7478281">
                <text:p>7478281</text:p>
              </table:table-cell>
              <table:table-cell office:value-type="float" office:value="399873504">
                <text:p>399873504</text:p>
              </table:table-cell>
            </table:table-row>
            <table:table-row>
              <table:table-cell office:value-type="string">
                <text:p>std</text:p>
              </table:table-cell>
              <table:table-cell office:value-type="float" office:value="732675580">
                <text:p>732675580</text:p>
              </table:table-cell>
              <table:table-cell office:value-type="float" office:value="7789236">
                <text:p>7789236</text:p>
              </table:table-cell>
              <table:table-cell office:value-type="float" office:value="730907290">
                <text:p>730907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Maksimum dla funkcji</text:p>
        </chart:title>
        <chart:legend chart:legend-position="end" svg:x="12.308cm" svg:y="3.703cm" style:legend-expansion="high" chart:style-name="ch3"/>
        <chart:plot-area chart:style-name="ch4" table:cell-range-address="Arkusz1.A7:Arkusz1.D11" chart:data-source-has-labels="both" svg:x="0.32cm" svg:y="1.275cm" svg:width="11.668cm" svg:height="7.545cm">
          <chartooo:coordinate-region svg:x="2.423cm" svg:y="1.474cm" svg:width="9.565cm" svg:height="6.699cm"/>
          <chart:axis chart:dimension="x" chart:name="primary-x" chart:style-name="ch5" chartooo:axis-type="auto">
            <chartooo:date-scale/>
            <chart:categories table:cell-range-address="Arkusz1.A8:Arkusz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8:Arkusz1.B11" chart:label-cell-address="Arkusz1.B7:Arkusz1.B7" chart:class="chart:bar">
            <chart:data-point chart:repeated="4"/>
          </chart:series>
          <chart:series chart:style-name="ch9" chart:values-cell-range-address="Arkusz1.C8:Arkusz1.C11" chart:label-cell-address="Arkusz1.C7:Arkusz1.C7" chart:class="chart:bar">
            <chart:data-point chart:repeated="4"/>
          </chart:series>
          <chart:series chart:style-name="ch10" chart:values-cell-range-address="Arkusz1.D8:Arkusz1.D11" chart:label-cell-address="Arkusz1.D7:Arkusz1.D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FrameThreads</text:p>
                <draw:g>
                  <svg:desc>Arkusz1.B7:Arkusz1.B7</svg:desc>
                </draw:g>
              </table:table-cell>
              <table:table-cell office:value-type="string">
                <text:p>DataFrameDB</text:p>
                <draw:g>
                  <svg:desc>Arkusz1.C7:Arkusz1.C7</svg:desc>
                </draw:g>
              </table:table-cell>
              <table:table-cell office:value-type="string">
                <text:p>DataFrame</text:p>
                <draw:g>
                  <svg:desc>Arkusz1.D7:Arkusz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Arkusz1.A8:Arkusz1.A11</svg:desc>
                </draw:g>
              </table:table-cell>
              <table:table-cell office:value-type="float" office:value="394604096">
                <text:p>394604096</text:p>
                <draw:g>
                  <svg:desc>Arkusz1.B8:Arkusz1.B11</svg:desc>
                </draw:g>
              </table:table-cell>
              <table:table-cell office:value-type="float" office:value="4845100000">
                <text:p>4845100000</text:p>
                <draw:g>
                  <svg:desc>Arkusz1.C8:Arkusz1.C11</svg:desc>
                </draw:g>
              </table:table-cell>
              <table:table-cell office:value-type="float" office:value="458452064">
                <text:p>458452064</text:p>
                <draw:g>
                  <svg:desc>Arkusz1.D8:Arkusz1.D11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344009216">
                <text:p>344009216</text:p>
              </table:table-cell>
              <table:table-cell office:value-type="float" office:value="4926103000">
                <text:p>4926103000</text:p>
              </table:table-cell>
              <table:table-cell office:value-type="float" office:value="374616736">
                <text:p>374616736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464630656">
                <text:p>464630656</text:p>
              </table:table-cell>
              <table:table-cell office:value-type="float" office:value="4461699100">
                <text:p>4461699100</text:p>
              </table:table-cell>
              <table:table-cell office:value-type="float" office:value="503635328">
                <text:p>503635328</text:p>
              </table:table-cell>
            </table:table-row>
            <table:table-row>
              <table:table-cell office:value-type="string">
                <text:p>std</text:p>
              </table:table-cell>
              <table:table-cell office:value-type="float" office:value="829179780">
                <text:p>829179780</text:p>
              </table:table-cell>
              <table:table-cell office:value-type="float" office:value="4549770200">
                <text:p>4549770200</text:p>
              </table:table-cell>
              <table:table-cell office:value-type="float" office:value="878035900">
                <text:p>878035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Średnia z wyników</text:p>
        </chart:title>
        <chart:legend chart:legend-position="end" svg:x="12.308cm" svg:y="3.703cm" style:legend-expansion="high" chart:style-name="ch3"/>
        <chart:plot-area chart:style-name="ch4" table:cell-range-address="Arkusz1.A13:Arkusz1.D17" chart:data-source-has-labels="both" svg:x="0.32cm" svg:y="1.275cm" svg:width="11.668cm" svg:height="7.545cm">
          <chartooo:coordinate-region svg:x="2.238cm" svg:y="1.475cm" svg:width="9.75cm" svg:height="6.698cm"/>
          <chart:axis chart:dimension="x" chart:name="primary-x" chart:style-name="ch5" chartooo:axis-type="auto">
            <chartooo:date-scale/>
            <chart:categories table:cell-range-address="Arkusz1.A14:Arkusz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14:Arkusz1.B17" chart:label-cell-address="Arkusz1.B13:Arkusz1.B13" chart:class="chart:bar">
            <chart:data-point chart:repeated="4"/>
          </chart:series>
          <chart:series chart:style-name="ch9" chart:values-cell-range-address="Arkusz1.C14:Arkusz1.C17" chart:label-cell-address="Arkusz1.C13:Arkusz1.C13" chart:class="chart:bar">
            <chart:data-point chart:repeated="4"/>
          </chart:series>
          <chart:series chart:style-name="ch10" chart:values-cell-range-address="Arkusz1.D14:Arkusz1.D17" chart:label-cell-address="Arkusz1.D13:Arkusz1.D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FrameThreads</text:p>
                <draw:g>
                  <svg:desc>Arkusz1.B13:Arkusz1.B13</svg:desc>
                </draw:g>
              </table:table-cell>
              <table:table-cell office:value-type="string">
                <text:p>DataFrameDB</text:p>
                <draw:g>
                  <svg:desc>Arkusz1.C13:Arkusz1.C13</svg:desc>
                </draw:g>
              </table:table-cell>
              <table:table-cell office:value-type="string">
                <text:p>DataFrame</text:p>
                <draw:g>
                  <svg:desc>Arkusz1.D13:Arkusz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Arkusz1.A14:Arkusz1.A17</svg:desc>
                </draw:g>
              </table:table-cell>
              <table:table-cell office:value-type="float" office:value="332143528">
                <text:p>332143528</text:p>
                <draw:g>
                  <svg:desc>Arkusz1.B14:Arkusz1.B17</svg:desc>
                </draw:g>
              </table:table-cell>
              <table:table-cell office:value-type="float" office:value="107003850">
                <text:p>107003850</text:p>
                <draw:g>
                  <svg:desc>Arkusz1.C14:Arkusz1.C17</svg:desc>
                </draw:g>
              </table:table-cell>
              <table:table-cell office:value-type="float" office:value="331228163">
                <text:p>331228163</text:p>
                <draw:g>
                  <svg:desc>Arkusz1.D14:Arkusz1.D17</svg:desc>
                </draw:g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316664680">
                <text:p>316664680</text:p>
              </table:table-cell>
              <table:table-cell office:value-type="float" office:value="107601600">
                <text:p>107601600</text:p>
              </table:table-cell>
              <table:table-cell office:value-type="float" office:value="313548610">
                <text:p>313548610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430349498">
                <text:p>430349498</text:p>
              </table:table-cell>
              <table:table-cell office:value-type="float" office:value="97378012">
                <text:p>97378012</text:p>
              </table:table-cell>
              <table:table-cell office:value-type="float" office:value="424335483">
                <text:p>424335483</text:p>
              </table:table-cell>
            </table:table-row>
            <table:table-row>
              <table:table-cell office:value-type="string">
                <text:p>std</text:p>
              </table:table-cell>
              <table:table-cell office:value-type="float" office:value="764127007">
                <text:p>764127007</text:p>
              </table:table-cell>
              <table:table-cell office:value-type="float" office:value="98918352">
                <text:p>98918352</text:p>
              </table:table-cell>
              <table:table-cell office:value-type="float" office:value="762428331">
                <text:p>762428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